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automatic-styles>
    <style:style style:name="Таблица1" style:family="table">
      <style:table-properties style:width="7.4514in" fo:margin-left="0.0278in" table:align="left"/>
    </style:style>
    <style:style style:name="Таблица1.A" style:family="table-column">
      <style:table-column-properties style:column-width="4.1431in"/>
    </style:style>
    <style:style style:name="Таблица1.B" style:family="table-column">
      <style:table-column-properties style:column-width="1.7722in"/>
    </style:style>
    <style:style style:name="Таблица1.C" style:family="table-column">
      <style:table-column-properties style:column-width="1.5361in"/>
    </style:style>
    <style:style style:name="Таблица1.1" style:family="table-row">
      <style:table-row-properties style:min-row-height="0.2778in" style:use-optimal-row-height="false"/>
    </style:style>
    <style:style style:name="Таблица1.A1" style:family="table-cell">
      <style:table-cell-properties fo:padding="0.0382in" fo:border="0.25pt solid #000000" style:writing-mode="lr-tb"/>
    </style:style>
    <style:style style:name="Таблица1.2" style:family="table-row">
      <style:table-row-properties style:min-row-height="0.5604in" style:use-optimal-row-height="false"/>
    </style:style>
    <style:style style:name="Таблица1.A2" style:family="table-cell">
      <style:table-cell-properties fo:padding-left="0.0069in" fo:padding-right="0.0069in" fo:padding-top="0in" fo:padding-bottom="0in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069in" fo:padding-right="0.0069in" fo:padding-top="0in" fo:padding-bottom="0in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0.5521in" style:use-optimal-row-height="false"/>
    </style:style>
    <style:style style:name="Таблица1.A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0.7493in" style:use-optimal-row-height="false"/>
    </style:style>
    <style:style style:name="Таблица1.A6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0.6757in" style:use-optimal-row-height="false"/>
    </style:style>
    <style:style style:name="Таблица1.A7" style:family="table-cell">
      <style:table-cell-properties fo:padding="0.0382in" fo:border="0.5pt solid #000000" style:writing-mode="lr-tb"/>
    </style:style>
    <style:style style:name="Таблица1.8" style:family="table-row">
      <style:table-row-properties style:min-row-height="0.5681in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2.2083in"/>
          <style:tab-stop style:position="6.7925in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67%" fo:language="ru" fo:country="RU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0c25f4"/>
    </style:style>
    <style:style style:name="P10" style:family="paragraph" style:parent-style-name="Обычный_20__28_веб_29_">
      <style:paragraph-properties fo:margin-top="0in" fo:margin-bottom="0in" style:contextual-spacing="false"/>
    </style:style>
    <style:style style:name="P11" style:family="paragraph" style:parent-style-name="Текст_20_сноски" style:master-page-name="">
      <loext:graphic-properties draw:fill="none"/>
      <style:paragraph-properties fo:margin-left="0.1965in" fo:margin-right="0in" fo:orphans="0" fo:widows="0" fo:hyphenation-ladder-count="no-limit" fo:text-indent="0in" style:auto-text-indent="false" style:page-number="auto" fo:background-color="transparent" style:vertical-align="baseline">
        <style:tab-stops>
          <style:tab-stop style:position="0.1583in"/>
        </style:tab-stops>
      </style:paragraph-properties>
      <style:text-properties fo:hyphenate="false" loext:hyphenation-no-caps="false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3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</style:style>
    <style:style style:name="P14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  <style:text-properties officeooo:paragraph-rsid="00035add"/>
    </style:style>
    <style:style style:name="P15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  <style:text-properties officeooo:paragraph-rsid="000d8081"/>
    </style:style>
    <style:style style:name="P16" style:family="paragraph" style:parent-style-name="Table_20_Contents">
      <style:text-properties fo:language="ru" fo:country="RU" fo:font-weight="bold" officeooo:rsid="000c7078" officeooo:paragraph-rsid="000c7078" style:font-weight-asian="bold" style:font-weight-complex="bold"/>
    </style:style>
    <style:style style:name="P17" style:family="paragraph" style:parent-style-name="Table_20_Contents" style:list-style-name="L2">
      <style:paragraph-properties fo:margin-left="0.2646in" fo:margin-right="0in" fo:text-indent="-0.2646in" style:auto-text-indent="false">
        <style:tab-stops>
          <style:tab-stop style:position="-0.2646in"/>
        </style:tab-stops>
      </style:paragraph-properties>
      <style:text-properties fo:language="ru" fo:country="RU" fo:font-weight="normal" officeooo:rsid="000d8081" officeooo:paragraph-rsid="000d8081" style:font-weight-asian="normal" style:font-weight-complex="normal"/>
    </style:style>
    <style:style style:name="P18" style:family="paragraph" style:parent-style-name="Table_20_Contents" style:list-style-name="L2">
      <style:paragraph-properties fo:margin-left="0.2646in" fo:margin-right="0in" fo:text-indent="-0.2646in" style:auto-text-indent="false">
        <style:tab-stops>
          <style:tab-stop style:position="-0.2646in"/>
        </style:tab-stops>
      </style:paragraph-properties>
      <style:text-properties fo:language="ru" fo:country="RU" officeooo:rsid="000d8081" officeooo:paragraph-rsid="000d8081"/>
    </style:style>
    <style:style style:name="P19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text-indent="0in" style:auto-text-indent="false" fo:background-color="transparent" text:number-lines="false" text:line-number="0" style:vertical-align="baseline">
        <style:tab-stops>
          <style:tab-stop style:position="0.2752in"/>
        </style:tab-stops>
      </style:paragraph-properties>
      <style:text-properties fo:font-size="12pt" fo:language="en" fo:country="US" officeooo:rsid="000d8081" officeooo:paragraph-rsid="000d8081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0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text-indent="0in" style:auto-text-indent="false" fo:background-color="transparent" text:number-lines="false" text:line-number="0" style:vertical-align="baseline">
        <style:tab-stops>
          <style:tab-stop style:position="0.2752in"/>
          <style:tab-stop style:position="0.3917in"/>
          <style:tab-stop style:position="0.4335in"/>
        </style:tab-stops>
      </style:paragraph-properties>
      <style:text-properties fo:font-size="12pt" fo:language="en" fo:country="US" officeooo:rsid="000d8081" officeooo:paragraph-rsid="000d8081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1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text-indent="0in" style:auto-text-indent="false" fo:background-color="transparent" text:number-lines="false" text:line-number="0" style:vertical-align="baseline">
        <style:tab-stops>
          <style:tab-stop style:position="0.2752in"/>
          <style:tab-stop style:position="0.3917in"/>
          <style:tab-stop style:position="0.4335in"/>
        </style:tab-stops>
      </style:paragraph-properties>
      <style:text-properties fo:hyphenate="false" loext:hyphenation-no-caps="false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  <style:text-properties officeooo:rsid="000d8081" officeooo:paragraph-rsid="000d8081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 fo:background-color="#c0c0c0" loext:char-shading-value="0"/>
    </style:style>
    <style:style style:name="T4" style:family="text">
      <style:text-properties fo:language="ru" fo:country="RU" style:text-underline-style="solid" style:text-underline-width="auto" style:text-underline-color="font-color" officeooo:rsid="000c7078" style:text-underline-mode="continuous" style:text-overline-mode="continuous" style:text-line-through-mode="continuous"/>
    </style:style>
    <style:style style:name="T5" style:family="text">
      <style:text-properties fo:language="ru" fo:country="RU" fo:font-style="italic" fo:background-color="#c0c0c0" loext:char-shading-value="0" style:font-style-asian="italic"/>
    </style:style>
    <style:style style:name="T6" style:family="text">
      <style:text-properties fo:language="ru" fo:country="RU" fo:font-style="italic" fo:background-color="#c0c0c0" loext:char-shading-value="0" style:font-style-asian="italic" style:font-weight-complex="bold"/>
    </style:style>
    <style:style style:name="T7" style:family="text">
      <style:text-properties fo:language="ru" fo:country="RU" fo:font-style="italic" fo:font-weight="bold" style:font-style-asian="italic" style:font-weight-asian="bold" style:font-weight-complex="bold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weight="bold" officeooo:rsid="000c25f4" style:font-weight-asian="bold" style:font-weight-complex="bold"/>
    </style:style>
    <style:style style:name="T10" style:family="text">
      <style:text-properties fo:language="ru" fo:country="RU" style:font-name-asian="Times New Roman" style:font-name-complex="Times New Roman"/>
    </style:style>
    <style:style style:name="T11" style:family="text">
      <style:text-properties fo:language="ru" fo:country="RU" officeooo:rsid="000d8081" style:font-name-asian="Times New Roman" style:font-name-complex="Times New Roman"/>
    </style:style>
    <style:style style:name="T12" style:family="text">
      <style:text-properties fo:language="ru" fo:country="RU" officeooo:rsid="000c7078"/>
    </style:style>
    <style:style style:name="T13" style:family="text">
      <style:text-properties fo:language="ru" fo:country="RU" officeooo:rsid="000ea4f5"/>
    </style:style>
    <style:style style:name="T14" style:family="text">
      <style:text-properties style:text-position="super 67%" fo:language="ru" fo:country="RU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font-size="12pt" fo:language="en" fo:country="US" officeooo: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18" style:family="text">
      <style:text-properties fo:font-size="12pt" fo:language="en" fo:country="US" officeooo:rsid="000d8081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19" style:family="text">
      <style:text-properties officeooo:rsid="000786af"/>
    </style:style>
    <style:style style:name="T20" style:family="text">
      <style:text-properties style:font-name="Times New Roman Cyr" fo:language="ru" fo:country="RU" style:font-name-complex="Times New Roman Cyr1"/>
    </style:style>
    <style:style style:name="T21" style:family="text">
      <style:text-properties style:font-name="Times New Roman Cyr" fo:language="ru" fo:country="RU" officeooo:rsid="000c25f4" style:font-name-complex="Times New Roman Cyr1"/>
    </style:style>
    <style:style style:name="T22" style:family="text">
      <style:text-properties style:font-name="Times New Roman Cyr" fo:language="ru" fo:country="RU" officeooo:rsid="000ea4f5" style:font-name-complex="Times New Roman Cyr1"/>
    </style:style>
    <style:style style:name="T23" style:family="text">
      <style:text-properties officeooo:rsid="000c7078"/>
    </style:style>
    <style:style style:name="T24" style:family="text">
      <style:text-properties officeooo:rsid="000d8081"/>
    </style:style>
    <style:style style:name="T25" style:family="text">
      <style:text-properties officeooo:rsid="000e71d3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Университет ИТМО, <text:span text:style-name="T19">факультет программной инженерии и компьютерной техники</text:span> </text:p>
      <text:p text:style-name="P2"><text:span text:style-name="T19">Двухнедельная</text:span> отчётная работа по «Информатике»: аннотация к статье</text:p>
      <text:p text:style-name="P9"><text:span text:style-name="T20">Дата </text:span><text:span text:style-name="T21">прошедшей </text:span><text:span text:style-name="T20">лекции: </text:span><text:span text:style-name="T22">11.10.2022</text:span><text:span text:style-name="T20"><text:tab/></text:span><text:span text:style-name="T21">Номер прошедшей лекции</text:span><text:span text:style-name="T1">: </text:span><text:span text:style-name="T13">3</text:span><text:span text:style-name="T20"><text:tab/>Дата сдачи: </text:span><text:span text:style-name="T22">25.10.2022</text:span><text:span text:style-name="T20"> </text:span></text:p>
      <text:p text:style-name="P2"/>
      <text:p text:style-name="P5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4">Кокорин В.В</text:span></text:span><text:span text:style-name="Основной_20_шрифт_20_абзаца"><text:span text:style-name="T3">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4">P3118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6"><text:span text:style-name="Основной_20_шрифт_20_абзаца"><text:span text:style-name="T14"><text:tab/>Фамилия И.О. студента<text:tab/>не заполнять</text:span>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8">Название статьи/главы книги/видеолекции</text:span></text:span></text:p>
            <text:p text:style-name="P4"/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0"><text:span text:style-name="Основной_20_шрифт_20_абзаца"><text:span text:style-name="T15">ФИО автора статьи (или </text:span></text:span><text:span text:style-name="Основной_20_шрифт_20_абзаца"><text:span text:style-name="T16">e</text:span></text:span><text:span text:style-name="Основной_20_шрифт_20_абзаца"><text:span text:style-name="T15">-</text:span></text:span><text:span text:style-name="Основной_20_шрифт_20_абзаца"><text:span text:style-name="T16">mail</text:span></text:span><text:span text:style-name="Основной_20_шрифт_20_абзаца"><text:span text:style-name="T15">)</text:span></text:span></text:p>
            <text:p text:style-name="P22"><text:span text:style-name="Основной_20_шрифт_20_абзаца"><text:span text:style-name="T5">info@martin-thoma.de</text:span></text:span></text:p>
          </table:table-cell>
          <table:table-cell table:style-name="Таблица1.A2" office:value-type="string">
            <text:p text:style-name="P8"><text:span text:style-name="Основной_20_шрифт_20_абзаца"><text:span text:style-name="T8">Дата публикации</text:span></text:span></text:p>
            <text:p text:style-name="P8"><text:span text:style-name="Основной_20_шрифт_20_абзаца"><text:span text:style-name="T8">(не старше 201</text:span></text:span><text:span text:style-name="Основной_20_шрифт_20_абзаца"><text:span text:style-name="T9">9</text:span></text:span><text:span text:style-name="Основной_20_шрифт_20_абзаца"><text:span text:style-name="T8"> года)</text:span></text:span></text:p>
            <text:p text:style-name="Table_20_Contents"><text:span text:style-name="Основной_20_шрифт_20_абзаца"><text:span text:style-name="T10"><text:s/></text:span></text:span><text:span text:style-name="Основной_20_шрифт_20_абзаца"><text:span text:style-name="T1">"_</text:span></text:span><text:span text:style-name="Основной_20_шрифт_20_абзаца"><text:span text:style-name="T12">7</text:span></text:span><text:span text:style-name="Основной_20_шрифт_20_абзаца"><text:span text:style-name="T1">__"_</text:span></text:span><text:span text:style-name="Основной_20_шрифт_20_абзаца"><text:span text:style-name="T12">марта</text:span></text:span><text:span text:style-name="Основной_20_шрифт_20_абзаца"><text:span text:style-name="T1">__20</text:span></text:span><text:span text:style-name="Основной_20_шрифт_20_абзаца"><text:span text:style-name="T12">22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8"><text:span text:style-name="Основной_20_шрифт_20_абзаца"><text:span text:style-name="T8">Размер статьи </text:span></text:span></text:p>
            <text:p text:style-name="P8"><text:span text:style-name="Основной_20_шрифт_20_абзаца"><text:span text:style-name="T8">(от 4</text:span></text:span><text:span text:style-name="Основной_20_шрифт_20_абзаца"><text:span text:style-name="T15">00</text:span></text:span><text:span text:style-name="Основной_20_шрифт_20_абзаца"><text:span text:style-name="T8"> слов)</text:span></text:span></text:p>
            <text:p text:style-name="P8"><text:span text:style-name="Основной_20_шрифт_20_абзаца"><text:span text:style-name="T1">__</text:span></text:span><text:span text:style-name="Основной_20_шрифт_20_абзаца"><text:span text:style-name="T12">769</text:span></text:span><text:span text:style-name="Основной_20_шрифт_20_абзаца"><text:span text:style-name="T1">__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8">Прямая полная ссылка на источник и</text:span></text:span><text:span text:style-name="Основной_20_шрифт_20_абзаца"><text:span text:style-name="T9">ли</text:span></text:span><text:span text:style-name="Основной_20_шрифт_20_абзаца"><text:span text:style-name="T8"> сокращённая ссылка (</text:span></text:span><text:span text:style-name="Основной_20_шрифт_20_абзаца"><text:span text:style-name="T15">bit</text:span></text:span><text:span text:style-name="Основной_20_шрифт_20_абзаца"><text:span text:style-name="T8">.</text:span></text:span><text:span text:style-name="Основной_20_шрифт_20_абзаца"><text:span text:style-name="T15">ly</text:span></text:span><text:span text:style-name="Основной_20_шрифт_20_абзаца"><text:span text:style-name="T8">, </text:span></text:span><text:span text:style-name="Основной_20_шрифт_20_абзаца"><text:span text:style-name="T15">tr</text:span></text:span><text:span text:style-name="Основной_20_шрифт_20_абзаца"><text:span text:style-name="T8">.</text:span></text:span><text:span text:style-name="Основной_20_шрифт_20_абзаца"><text:span text:style-name="T15">im</text:span></text:span><text:span text:style-name="Основной_20_шрифт_20_абзаца"><text:span text:style-name="T8"> и т.п.)</text:span></text:span></text:p>
            <text:p text:style-name="Table_20_Contents"><text:span text:style-name="Основной_20_шрифт_20_абзаца"><text:span text:style-name="T6">https://clck.ru/32TnJs</text:span></text:span></text:p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8">Теги, ключевые слова или словосочетания</text:span></text:span></text:p>
            <text:p text:style-name="P16"/>
            <text:p text:style-name="P3">RegEx, <text:span text:style-name="T23">ReDoS, Python</text:span></text:p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8">Перечень фактов, упомянутых в статье</text:span></text:span></text:p>
            <text:list xml:id="list3137433270" text:style-name="L1">
              <text:list-item>
                <text:p text:style-name="P13"><text:span text:style-name="Основной_20_шрифт_20_абзаца"><text:span text:style-name="T10"><text:s/></text:span></text:span><text:span text:style-name="Основной_20_шрифт_20_абзаца"><text:span text:style-name="T11">Очень часто регулярные выражения используется там, где проще обойтись без них</text:span></text:span></text:p>
              </text:list-item>
              <text:list-item>
                <text:p text:style-name="P13"><text:span text:style-name="Основной_20_шрифт_20_абзаца"><text:span text:style-name="T10"><text:s/>Perl Compatible Regular Expressions (PCRE) — </text:span></text:span><text:span text:style-name="Основной_20_шрифт_20_абзаца"><text:span text:style-name="T11">самый популярный тип задания регулярных выражений</text:span></text:span></text:p>
              </text:list-item>
              <text:list-item>
                <text:p text:style-name="P14"><text:span text:style-name="T24">Движок регулярных выражений в</text:span> <text:span text:style-name="T24">Питоне</text:span> <text:span text:style-name="T24">использует рекурсивный бэктрекинг.</text:span></text:p>
              </text:list-item>
              <text:list-item>
                <text:p text:style-name="P23">Запуск пользовательских регулярных выражений на стороне сервера, может привести к DoS</text:p>
              </text:list-item>
              <text:list-item>
                <text:p text:style-name="P23">Использование бэктрикинга в регулярных выражениях питона, упрощает DoS</text:p>
              </text:list-item>
              <text:list-item>
                <text:p text:style-name="P15"><text:span text:style-name="T24">При необходомости использования пользовательских регулярных выражений в питоне, стоит использывать библиотеки регулярных выражений без бэктрекинга ( например pyre2)</text:span></text:p>
              </text:list-item>
            </text:list>
            <text:p text:style-name="P3"/>
            <text:p text:style-name="P3"/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8">Позитивные следствия и/или достоинства описанной в статье технологии (минимум три пункта)</text:span></text:span></text:p>
            <text:list xml:id="list962803623" text:style-name="L2">
              <text:list-item>
                <text:p text:style-name="P17">Автор прав в том, что регулярные выражения не яляется панацеей и приводит варианты более грамотной реализации</text:p>
              </text:list-item>
              <text:list-item>
                <text:p text:style-name="P18">Автор приводит красивую визуализацию «злого» регулярного выражения</text:p>
              </text:list-item>
              <text:list-item>
                <text:p text:style-name="P18">Автор дает правильный совет — отказаться от передачи пользовательских регулряных выражений на сторону сервера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8"><text:s/>Негативные следствия и/или недостатки описанной в статье технологии (минимум три пункта)</text:span></text:span></text:p>
            <text:list xml:id="list3640289668" text:style-name="L3">
              <text:list-item>
                <text:p text:style-name="P19">Альтернативы реглярным выражениям данные автором работают невсегда. ( Например использовать пинг для проверки доменных имен не получится в рамках закрытой сети )</text:p>
              </text:list-item>
              <text:list-item>
                <text:p text:style-name="P20">Автор <text:span text:style-name="T25">не приводит способа определения “злого” регулярного движения, кроме как его компиляции.</text:span></text:p>
              </text:list-item>
              <text:list-item>
                <text:p text:style-name="P21"><text:span text:style-name="Основной_20_шрифт_20_абзаца"><text:span text:style-name="T18">Автор не рассказывает о проблемах с движками регулярных выражений из-за чего кажется, что это панацея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8">Ваши замечания, пожелания преподавателю </text:span></text:span><text:span text:style-name="Основной_20_шрифт_20_абзаца"><text:span text:style-name="T7">или</text:span></text:span><text:span text:style-name="Основной_20_шрифт_20_абзаца"><text:span text:style-name="T8"> анекдот о программистах</text:span></text:span><text:span text:style-name="Footnote_20_Symbol"><text:span text:style-name="T8"><text:note text:id="ftn1" text:note-class="footnote"><text:note-citation>1</text:note-citation><text:note-body><text:p text:style-name="P11"><text:span text:style-name="Основной_20_шрифт_20_абзаца"><text:span text:style-name="T10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4"/>
            <text:p text:style-name="P4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139in" fo:margin-bottom="0in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Заголовок1" style:family="paragraph" style:parent-style-name="Обычный" style:next-style-name="Text_20_body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Обычный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1" style:display-name="Название объекта1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945in" fo:margin-bottom="0.0827in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Обычный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Заголовок1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295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/>
    <dc:description/>
    <dc:subject/>
    <meta:initial-creator>Vladimir Sosnin</meta:initial-creator>
    <meta:creation-date>2016-10-10T08:06:00Z</meta:creation-date>
    <dc:date>2022-10-25T01:56:33.969239831</dc:date>
    <meta:print-date>1601-01-01T00:00:00Z</meta:print-date>
    <meta:editing-cycles>11</meta:editing-cycles>
    <meta:editing-duration>PT11M43S</meta:editing-duration>
    <meta:document-statistic meta:table-count="1" meta:image-count="0" meta:object-count="0" meta:page-count="1" meta:paragraph-count="35" meta:word-count="291" meta:character-count="2198" meta:non-whitespace-character-count="193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Downloads/Telegram%20Desktop/piov/Шаблон_аннотации_2022/Шаблон%20аннтоации%20(LibreOffice).odt/Normal.dotm"/>
  </office:meta>
</office:document-meta>
</file>